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 Konsisten</text:p>
          </table:table-cell>
          <table:table-cell table:style-name="ce1" office:value-type="string" calcext:value-type="string">
            <text:p>C Konsisten</text:p>
          </table:table-cell>
          <table:table-cell office:value-type="string" calcext:value-type="string">
            <text:p>KONSISTEN</text:p>
          </table:table-cell>
          <table:table-cell/>
          <table:table-cell office:value-type="string" calcext:value-type="string">
            <text:p>3node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.1549620628" calcext:value-type="float">
            <text:p>15.1549620628</text:p>
          </table:table-cell>
          <table:table-cell table:style-name="ce2" office:value-type="float" office:value="16.0733530521" calcext:value-type="float">
            <text:p>16.0733530521</text:p>
          </table:table-cell>
          <table:table-cell table:style-name="ce2" office:value-type="float" office:value="16.0877969265" calcext:value-type="float">
            <text:p>16.0877969265</text:p>
          </table:table-cell>
          <table:table-cell table:style-name="ce2" table:formula="of:=[.C2]-[.B2]" office:value-type="float" office:value="0.918390989300001" calcext:value-type="float">
            <text:p>0.918390989300001</text:p>
          </table:table-cell>
          <table:table-cell table:style-name="ce2" table:formula="of:=[.D2]-[.B2]" office:value-type="float" office:value="0.932834863700002" calcext:value-type="float">
            <text:p>0.932834863700002</text:p>
          </table:table-cell>
          <table:table-cell table:formula="of:=[.D2]-[.C2]" office:value-type="float" office:value="0.0144438744000013" calcext:value-type="float">
            <text:p>0.014443874400001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7.887814045" calcext:value-type="float">
            <text:p>17.887814045</text:p>
          </table:table-cell>
          <table:table-cell table:style-name="ce2" office:value-type="float" office:value="18.0815448761" calcext:value-type="float">
            <text:p>18.0815448761</text:p>
          </table:table-cell>
          <table:table-cell table:style-name="ce2" office:value-type="float" office:value="18.0964379311" calcext:value-type="float">
            <text:p>18.0964379311</text:p>
          </table:table-cell>
          <table:table-cell table:style-name="ce2" table:formula="of:=[.C3]-[.B3]" office:value-type="float" office:value="0.193730831100002" calcext:value-type="float">
            <text:p>0.193730831100002</text:p>
          </table:table-cell>
          <table:table-cell table:style-name="ce2" table:formula="of:=[.D3]-[.B3]" office:value-type="float" office:value="0.2086238861" calcext:value-type="float">
            <text:p>0.2086238861</text:p>
          </table:table-cell>
          <table:table-cell table:formula="of:=[.D3]-[.C3]" office:value-type="float" office:value="0.0148930549999982" calcext:value-type="float">
            <text:p>0.014893054999998</text:p>
          </table:table-cell>
          <table:table-cell table:number-columns-repeated="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8.9274580479" calcext:value-type="float">
            <text:p>18.9274580479</text:p>
          </table:table-cell>
          <table:table-cell table:style-name="ce2" office:value-type="float" office:value="19.0860519409" calcext:value-type="float">
            <text:p>19.0860519409</text:p>
          </table:table-cell>
          <table:table-cell table:style-name="ce2" office:value-type="float" office:value="19.100276947" calcext:value-type="float">
            <text:p>19.100276947</text:p>
          </table:table-cell>
          <table:table-cell table:style-name="ce2" table:formula="of:=[.C4]-[.B4]" office:value-type="float" office:value="0.158593892999999" calcext:value-type="float">
            <text:p>0.158593892999999</text:p>
          </table:table-cell>
          <table:table-cell table:style-name="ce2" table:formula="of:=[.D4]-[.B4]" office:value-type="float" office:value="0.172818899100001" calcext:value-type="float">
            <text:p>0.172818899100001</text:p>
          </table:table-cell>
          <table:table-cell table:formula="of:=[.D4]-[.C4]" office:value-type="float" office:value="0.014225006100002" calcext:value-type="float">
            <text:p>0.014225006100002</text:p>
          </table:table-cell>
          <table: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9.9716141224" calcext:value-type="float">
            <text:p>19.9716141224</text:p>
          </table:table-cell>
          <table:table-cell table:style-name="ce2" office:value-type="float" office:value="20.0929188728" calcext:value-type="float">
            <text:p>20.0929188728</text:p>
          </table:table-cell>
          <table:table-cell table:style-name="ce2" office:value-type="float" office:value="20.1059868336" calcext:value-type="float">
            <text:p>20.1059868336</text:p>
          </table:table-cell>
          <table:table-cell table:style-name="ce2" table:formula="of:=[.C5]-[.B5]" office:value-type="float" office:value="0.1213047504" calcext:value-type="float">
            <text:p>0.1213047504</text:p>
          </table:table-cell>
          <table:table-cell table:style-name="ce2" table:formula="of:=[.D5]-[.B5]" office:value-type="float" office:value="0.134372711200001" calcext:value-type="float">
            <text:p>0.134372711200001</text:p>
          </table:table-cell>
          <table:table-cell table:formula="of:=[.D5]-[.C5]" office:value-type="float" office:value="0.0130679608000008" calcext:value-type="float">
            <text:p>0.013067960800001</text:p>
          </table:table-cell>
          <table:table-cell table:number-columns-repeated="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1.0523481369" calcext:value-type="float">
            <text:p>21.0523481369</text:p>
          </table:table-cell>
          <table:table-cell table:style-name="ce2" office:value-type="float" office:value="21.0983140469" calcext:value-type="float">
            <text:p>21.0983140469</text:p>
          </table:table-cell>
          <table:table-cell table:style-name="ce2" office:value-type="float" office:value="21.1123199463" calcext:value-type="float">
            <text:p>21.1123199463</text:p>
          </table:table-cell>
          <table:table-cell table:style-name="ce2" table:formula="of:=[.C6]-[.B6]" office:value-type="float" office:value="0.0459659099999996" calcext:value-type="float">
            <text:p>0.04596591</text:p>
          </table:table-cell>
          <table:table-cell table:style-name="ce2" table:formula="of:=[.D6]-[.B6]" office:value-type="float" office:value="0.0599718094000004" calcext:value-type="float">
            <text:p>0.0599718094</text:p>
          </table:table-cell>
          <table:table-cell table:formula="of:=[.D6]-[.C6]" office:value-type="float" office:value="0.0140058994000007" calcext:value-type="float">
            <text:p>0.014005899400001</text:p>
          </table:table-cell>
          <table:table-cell table:number-columns-repeated="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2.1191060543" calcext:value-type="float">
            <text:p>22.1191060543</text:p>
          </table:table-cell>
          <table:table-cell table:style-name="ce2" office:value-type="float" office:value="23.1083400249" calcext:value-type="float">
            <text:p>23.1083400249</text:p>
          </table:table-cell>
          <table:table-cell table:style-name="ce2" office:value-type="float" office:value="23.1228330135" calcext:value-type="float">
            <text:p>23.1228330135</text:p>
          </table:table-cell>
          <table:table-cell table:style-name="ce2" table:formula="of:=[.C7]-[.B7]" office:value-type="float" office:value="0.989233970599997" calcext:value-type="float">
            <text:p>0.989233970599997</text:p>
          </table:table-cell>
          <table:table-cell table:style-name="ce2" table:formula="of:=[.D7]-[.B7]" office:value-type="float" office:value="1.0037269592" calcext:value-type="float">
            <text:p>1.0037269592</text:p>
          </table:table-cell>
          <table:table-cell table:formula="of:=[.D7]-[.C7]" office:value-type="float" office:value="0.0144929886000007" calcext:value-type="float">
            <text:p>0.014492988600001</text:p>
          </table:table-cell>
          <table:table-cell table:number-columns-repeated="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3.2211430073" calcext:value-type="float">
            <text:p>23.2211430073</text:p>
          </table:table-cell>
          <table:table-cell table:style-name="ce2" office:value-type="float" office:value="24.1133470535" calcext:value-type="float">
            <text:p>24.1133470535</text:p>
          </table:table-cell>
          <table:table-cell table:style-name="ce2" office:value-type="float" office:value="24.127519846" calcext:value-type="float">
            <text:p>24.127519846</text:p>
          </table:table-cell>
          <table:table-cell table:style-name="ce2" table:formula="of:=[.C8]-[.B8]" office:value-type="float" office:value="0.8922040462" calcext:value-type="float">
            <text:p>0.8922040462</text:p>
          </table:table-cell>
          <table:table-cell table:style-name="ce2" table:formula="of:=[.D8]-[.B8]" office:value-type="float" office:value="0.906376838699998" calcext:value-type="float">
            <text:p>0.906376838699998</text:p>
          </table:table-cell>
          <table:table-cell table:formula="of:=[.D8]-[.C8]" office:value-type="float" office:value="0.0141727924999984" calcext:value-type="float">
            <text:p>0.014172792499998</text:p>
          </table:table-cell>
          <table:table-cell table:number-columns-repeated="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.3917629719" calcext:value-type="float">
            <text:p>24.3917629719</text:p>
          </table:table-cell>
          <table:table-cell table:style-name="ce2" office:value-type="float" office:value="25.1191949844" calcext:value-type="float">
            <text:p>25.1191949844</text:p>
          </table:table-cell>
          <table:table-cell table:style-name="ce2" office:value-type="float" office:value="25.1328859329" calcext:value-type="float">
            <text:p>25.1328859329</text:p>
          </table:table-cell>
          <table:table-cell table:style-name="ce2" table:formula="of:=[.C9]-[.B9]" office:value-type="float" office:value="0.7274320125" calcext:value-type="float">
            <text:p>0.7274320125</text:p>
          </table:table-cell>
          <table:table-cell table:style-name="ce2" table:formula="of:=[.D9]-[.B9]" office:value-type="float" office:value="0.741122960999999" calcext:value-type="float">
            <text:p>0.741122960999999</text:p>
          </table:table-cell>
          <table:table-cell table:formula="of:=[.D9]-[.C9]" office:value-type="float" office:value="0.013690948499999" calcext:value-type="float">
            <text:p>0.013690948499999</text:p>
          </table:table-cell>
          <table:table-cell table:number-columns-repeated="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5.4980790615" calcext:value-type="float">
            <text:p>25.4980790615</text:p>
          </table:table-cell>
          <table:table-cell table:style-name="ce2" office:value-type="float" office:value="26.1246759892" calcext:value-type="float">
            <text:p>26.1246759892</text:p>
          </table:table-cell>
          <table:table-cell table:style-name="ce2" office:value-type="float" office:value="26.1389479637" calcext:value-type="float">
            <text:p>26.1389479637</text:p>
          </table:table-cell>
          <table:table-cell table:style-name="ce2" table:formula="of:=[.C10]-[.B10]" office:value-type="float" office:value="0.6265969277" calcext:value-type="float">
            <text:p>0.6265969277</text:p>
          </table:table-cell>
          <table:table-cell table:style-name="ce2" table:formula="of:=[.D10]-[.B10]" office:value-type="float" office:value="0.640868902200001" calcext:value-type="float">
            <text:p>0.640868902200001</text:p>
          </table:table-cell>
          <table:table-cell table:formula="of:=[.D10]-[.C10]" office:value-type="float" office:value="0.0142719745000015" calcext:value-type="float">
            <text:p>0.014271974500002</text:p>
          </table:table-cell>
          <table:table-cell table:number-columns-repeated="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.6724581718" calcext:value-type="float">
            <text:p>26.6724581718</text:p>
          </table:table-cell>
          <table:table-cell table:style-name="ce2" office:value-type="float" office:value="27.1299028397" calcext:value-type="float">
            <text:p>27.1299028397</text:p>
          </table:table-cell>
          <table:table-cell table:style-name="ce2" office:value-type="float" office:value="27.1440069675" calcext:value-type="float">
            <text:p>27.1440069675</text:p>
          </table:table-cell>
          <table:table-cell table:style-name="ce2" table:formula="of:=[.C11]-[.B11]" office:value-type="float" office:value="0.457444667900003" calcext:value-type="float">
            <text:p>0.457444667900003</text:p>
          </table:table-cell>
          <table:table-cell table:style-name="ce2" table:formula="of:=[.D11]-[.B11]" office:value-type="float" office:value="0.471548795700002" calcext:value-type="float">
            <text:p>0.471548795700002</text:p>
          </table:table-cell>
          <table:table-cell table:formula="of:=[.D11]-[.C11]" office:value-type="float" office:value="0.0141041277999996" calcext:value-type="float">
            <text:p>0.0141041278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AVERAGE([.G2:.G11])" office:value-type="float" office:value="0.0141368627600002" calcext:value-type="float">
            <text:p>0.0141368627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Konsisten</text:p>
          </table:table-cell>
          <table:table-cell office:value-type="string" calcext:value-type="string">
            <text:p>B konsisten</text:p>
          </table:table-cell>
          <table:table-cell office:value-type="string" calcext:value-type="string">
            <text:p>D konsisten</text:p>
          </table:table-cell>
          <table:table-cell office:value-type="string" calcext:value-type="string">
            <text:p>KONSISTEN</text:p>
          </table:table-cell>
          <table:table-cell/>
          <table:table-cell office:value-type="string" calcext:value-type="string">
            <text:p>4nod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.083000898" calcext:value-type="float">
            <text:p>158.083000898</text:p>
          </table:table-cell>
          <table:table-cell office:value-type="float" office:value="158.087855816" calcext:value-type="float">
            <text:p>158.087855816</text:p>
          </table:table-cell>
          <table:table-cell office:value-type="float" office:value="157.757347822" calcext:value-type="float">
            <text:p>157.757347822</text:p>
          </table:table-cell>
          <table:table-cell office:value-type="float" office:value="158.069068193" calcext:value-type="float">
            <text:p>158.069068193</text:p>
          </table:table-cell>
          <table:table-cell table:formula="of:=[.B15]-[.D15]" office:value-type="float" office:value="0.32565307599998" calcext:value-type="float">
            <text:p>0.32565307599998</text:p>
          </table:table-cell>
          <table:table-cell table:formula="of:=[.C15]-[.D15]" office:value-type="float" office:value="0.330507993999987" calcext:value-type="float">
            <text:p>0.330507993999987</text:p>
          </table:table-cell>
          <table:table-cell table:formula="of:=[.E15]-[.D15]" office:value-type="float" office:value="0.311720370999979" calcext:value-type="float">
            <text:p>0.311720370999979</text:p>
          </table:table-cell>
          <table:table-cell table:formula="of:=MAX([.B15:.C15];[.E15])-MIN([.B15:.C15];[.E15])" office:value-type="float" office:value="0.0187876230000086" calcext:value-type="float">
            <text:p>0.0187876230000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.090650082" calcext:value-type="float">
            <text:p>159.090650082</text:p>
          </table:table-cell>
          <table:table-cell office:value-type="float" office:value="159.094590902" calcext:value-type="float">
            <text:p>159.094590902</text:p>
          </table:table-cell>
          <table:table-cell office:value-type="float" office:value="158.906033993" calcext:value-type="float">
            <text:p>158.906033993</text:p>
          </table:table-cell>
          <table:table-cell office:value-type="float" office:value="159.077697039" calcext:value-type="float">
            <text:p>159.077697039</text:p>
          </table:table-cell>
          <table:table-cell table:formula="of:=[.B16]-[.D16]" office:value-type="float" office:value="0.184616089000002" calcext:value-type="float">
            <text:p>0.184616089000002</text:p>
          </table:table-cell>
          <table:table-cell table:formula="of:=[.C16]-[.D16]" office:value-type="float" office:value="0.188556908999999" calcext:value-type="float">
            <text:p>0.188556908999999</text:p>
          </table:table-cell>
          <table:table-cell table:formula="of:=[.E16]-[.D16]" office:value-type="float" office:value="0.171663045999992" calcext:value-type="float">
            <text:p>0.171663045999992</text:p>
          </table:table-cell>
          <table:table-cell table:formula="of:=MAX([.B16:.C16];[.E16])-MIN([.B16:.C16];[.E16])" office:value-type="float" office:value="0.0168938630000071" calcext:value-type="float">
            <text:p>0.01689386300000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1.101651907" calcext:value-type="float">
            <text:p>161.101651907</text:p>
          </table:table-cell>
          <table:table-cell office:value-type="float" office:value="161.106408834" calcext:value-type="float">
            <text:p>161.106408834</text:p>
          </table:table-cell>
          <table:table-cell office:value-type="float" office:value="160.599057913" calcext:value-type="float">
            <text:p>160.599057913</text:p>
          </table:table-cell>
          <table:table-cell office:value-type="float" office:value="161.087827206" calcext:value-type="float">
            <text:p>161.087827206</text:p>
          </table:table-cell>
          <table:table-cell table:formula="of:=[.B17]-[.D17]" office:value-type="float" office:value="0.502593993999994" calcext:value-type="float">
            <text:p>0.502593993999994</text:p>
          </table:table-cell>
          <table:table-cell table:formula="of:=[.C17]-[.D17]" office:value-type="float" office:value="0.507350921000011" calcext:value-type="float">
            <text:p>0.507350921000011</text:p>
          </table:table-cell>
          <table:table-cell table:formula="of:=[.E17]-[.D17]" office:value-type="float" office:value="0.48876929299999" calcext:value-type="float">
            <text:p>0.48876929299999</text:p>
          </table:table-cell>
          <table:table-cell table:formula="of:=MAX([.B17:.C17];[.E17])-MIN([.B17:.C17];[.E17])" office:value-type="float" office:value="0.0185816280000211" calcext:value-type="float">
            <text:p>0.01858162800002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.117505074" calcext:value-type="float">
            <text:p>163.117505074</text:p>
          </table:table-cell>
          <table:table-cell office:value-type="float" office:value="163.122462988" calcext:value-type="float">
            <text:p>163.122462988</text:p>
          </table:table-cell>
          <table:table-cell office:value-type="float" office:value="162.264483929" calcext:value-type="float">
            <text:p>162.264483929</text:p>
          </table:table-cell>
          <table:table-cell office:value-type="float" office:value="163.103619099" calcext:value-type="float">
            <text:p>163.103619099</text:p>
          </table:table-cell>
          <table:table-cell table:formula="of:=[.B18]-[.D18]" office:value-type="float" office:value="0.853021145000014" calcext:value-type="float">
            <text:p>0.853021145000014</text:p>
          </table:table-cell>
          <table:table-cell table:formula="of:=[.C18]-[.D18]" office:value-type="float" office:value="0.857979059000002" calcext:value-type="float">
            <text:p>0.857979059000002</text:p>
          </table:table-cell>
          <table:table-cell table:formula="of:=[.E18]-[.D18]" office:value-type="float" office:value="0.83913517000002" calcext:value-type="float">
            <text:p>0.83913517000002</text:p>
          </table:table-cell>
          <table:table-cell table:formula="of:=MAX([.B18:.C18];[.E18])-MIN([.B18:.C18];[.E18])" office:value-type="float" office:value="0.0188438889999816" calcext:value-type="float">
            <text:p>0.0188438889999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.126017094" calcext:value-type="float">
            <text:p>164.126017094</text:p>
          </table:table-cell>
          <table:table-cell office:value-type="float" office:value="164.130847931" calcext:value-type="float">
            <text:p>164.130847931</text:p>
          </table:table-cell>
          <table:table-cell office:value-type="float" office:value="163.628292799" calcext:value-type="float">
            <text:p>163.628292799</text:p>
          </table:table-cell>
          <table:table-cell office:value-type="float" office:value="164.112014055" calcext:value-type="float">
            <text:p>164.112014055</text:p>
          </table:table-cell>
          <table:table-cell table:formula="of:=[.B19]-[.D19]" office:value-type="float" office:value="0.497724294999983" calcext:value-type="float">
            <text:p>0.497724294999983</text:p>
          </table:table-cell>
          <table:table-cell table:formula="of:=[.C19]-[.D19]" office:value-type="float" office:value="0.502555131999998" calcext:value-type="float">
            <text:p>0.502555131999998</text:p>
          </table:table-cell>
          <table:table-cell table:formula="of:=[.E19]-[.D19]" office:value-type="float" office:value="0.483721255999996" calcext:value-type="float">
            <text:p>0.483721255999996</text:p>
          </table:table-cell>
          <table:table-cell table:formula="of:=MAX([.B19:.C19];[.E19])-MIN([.B19:.C19];[.E19])" office:value-type="float" office:value="0.0188338760000022" calcext:value-type="float">
            <text:p>0.0188338760000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.139106035" calcext:value-type="float">
            <text:p>166.139106035</text:p>
          </table:table-cell>
          <table:table-cell office:value-type="float" office:value="166.142682791" calcext:value-type="float">
            <text:p>166.142682791</text:p>
          </table:table-cell>
          <table:table-cell office:value-type="float" office:value="165.459770918" calcext:value-type="float">
            <text:p>165.459770918</text:p>
          </table:table-cell>
          <table:table-cell office:value-type="float" office:value="166.125475168" calcext:value-type="float">
            <text:p>166.125475168</text:p>
          </table:table-cell>
          <table:table-cell table:formula="of:=[.B20]-[.D20]" office:value-type="float" office:value="0.679335116999994" calcext:value-type="float">
            <text:p>0.679335116999994</text:p>
          </table:table-cell>
          <table:table-cell table:formula="of:=[.C20]-[.D20]" office:value-type="float" office:value="0.682911872999995" calcext:value-type="float">
            <text:p>0.682911872999995</text:p>
          </table:table-cell>
          <table:table-cell table:formula="of:=[.E20]-[.D20]" office:value-type="float" office:value="0.665704250000005" calcext:value-type="float">
            <text:p>0.665704250000005</text:p>
          </table:table-cell>
          <table:table-cell table:formula="of:=MAX([.B20:.C20];[.E20])-MIN([.B20:.C20];[.E20])" office:value-type="float" office:value="0.0172076229999902" calcext:value-type="float">
            <text:p>0.0172076229999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.144980907" calcext:value-type="float">
            <text:p>167.144980907</text:p>
          </table:table-cell>
          <table:table-cell office:value-type="float" office:value="167.14858079" calcext:value-type="float">
            <text:p>167.14858079</text:p>
          </table:table-cell>
          <table:table-cell office:value-type="float" office:value="166.952366829" calcext:value-type="float">
            <text:p>166.952366829</text:p>
          </table:table-cell>
          <table:table-cell office:value-type="float" office:value="167.131797075" calcext:value-type="float">
            <text:p>167.131797075</text:p>
          </table:table-cell>
          <table:table-cell table:formula="of:=[.B21]-[.D21]" office:value-type="float" office:value="0.192614077999991" calcext:value-type="float">
            <text:p>0.192614077999991</text:p>
          </table:table-cell>
          <table:table-cell table:formula="of:=[.C21]-[.D21]" office:value-type="float" office:value="0.196213961000012" calcext:value-type="float">
            <text:p>0.196213961000012</text:p>
          </table:table-cell>
          <table:table-cell table:formula="of:=[.E21]-[.D21]" office:value-type="float" office:value="0.17943024600001" calcext:value-type="float">
            <text:p>0.17943024600001</text:p>
          </table:table-cell>
          <table:table-cell table:formula="of:=MAX([.B21:.C21];[.E21])-MIN([.B21:.C21];[.E21])" office:value-type="float" office:value="0.0167837150000025" calcext:value-type="float">
            <text:p>0.01678371500000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.156229019" calcext:value-type="float">
            <text:p>169.156229019</text:p>
          </table:table-cell>
          <table:table-cell office:value-type="float" office:value="169.160031796" calcext:value-type="float">
            <text:p>169.160031796</text:p>
          </table:table-cell>
          <table:table-cell office:value-type="float" office:value="168.677142859" calcext:value-type="float">
            <text:p>168.677142859</text:p>
          </table:table-cell>
          <table:table-cell office:value-type="float" office:value="169.143346071" calcext:value-type="float">
            <text:p>169.143346071</text:p>
          </table:table-cell>
          <table:table-cell table:formula="of:=[.B22]-[.D22]" office:value-type="float" office:value="0.47908615999998" calcext:value-type="float">
            <text:p>0.47908615999998</text:p>
          </table:table-cell>
          <table:table-cell table:formula="of:=[.C22]-[.D22]" office:value-type="float" office:value="0.482888936999984" calcext:value-type="float">
            <text:p>0.482888936999984</text:p>
          </table:table-cell>
          <table:table-cell table:formula="of:=[.E22]-[.D22]" office:value-type="float" office:value="0.466203211999982" calcext:value-type="float">
            <text:p>0.466203211999982</text:p>
          </table:table-cell>
          <table:table-cell table:formula="of:=MAX([.B22:.C22];[.E22])-MIN([.B22:.C22];[.E22])" office:value-type="float" office:value="0.0166857250000021" calcext:value-type="float">
            <text:p>0.01668572500000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.168276072" calcext:value-type="float">
            <text:p>171.168276072</text:p>
          </table:table-cell>
          <table:table-cell office:value-type="float" office:value="171.172971964" calcext:value-type="float">
            <text:p>171.172971964</text:p>
          </table:table-cell>
          <table:table-cell office:value-type="float" office:value="170.589144945" calcext:value-type="float">
            <text:p>170.589144945</text:p>
          </table:table-cell>
          <table:table-cell office:value-type="float" office:value="171.154835224" calcext:value-type="float">
            <text:p>171.154835224</text:p>
          </table:table-cell>
          <table:table-cell table:formula="of:=[.B23]-[.D23]" office:value-type="float" office:value="0.579131127000011" calcext:value-type="float">
            <text:p>0.579131127000011</text:p>
          </table:table-cell>
          <table:table-cell table:formula="of:=[.C23]-[.D23]" office:value-type="float" office:value="0.583827019000012" calcext:value-type="float">
            <text:p>0.583827019000012</text:p>
          </table:table-cell>
          <table:table-cell table:formula="of:=[.E23]-[.D23]" office:value-type="float" office:value="0.565690279000023" calcext:value-type="float">
            <text:p>0.565690279000023</text:p>
          </table:table-cell>
          <table:table-cell table:formula="of:=MAX([.B23:.C23];[.E23])-MIN([.B23:.C23];[.E23])" office:value-type="float" office:value="0.0181367399999886" calcext:value-type="float">
            <text:p>0.01813673999998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.182518005" calcext:value-type="float">
            <text:p>173.182518005</text:p>
          </table:table-cell>
          <table:table-cell office:value-type="float" office:value="173.186738968" calcext:value-type="float">
            <text:p>173.186738968</text:p>
          </table:table-cell>
          <table:table-cell office:value-type="float" office:value="172.217302799" calcext:value-type="float">
            <text:p>172.217302799</text:p>
          </table:table-cell>
          <table:table-cell office:value-type="float" office:value="173.169264078" calcext:value-type="float">
            <text:p>173.169264078</text:p>
          </table:table-cell>
          <table:table-cell table:formula="of:=[.B24]-[.D24]" office:value-type="float" office:value="0.965215205999982" calcext:value-type="float">
            <text:p>0.965215205999982</text:p>
          </table:table-cell>
          <table:table-cell table:formula="of:=[.C24]-[.D24]" office:value-type="float" office:value="0.969436168999977" calcext:value-type="float">
            <text:p>0.969436168999977</text:p>
          </table:table-cell>
          <table:table-cell table:formula="of:=[.E24]-[.D24]" office:value-type="float" office:value="0.951961278999988" calcext:value-type="float">
            <text:p>0.951961278999988</text:p>
          </table:table-cell>
          <table:table-cell table:formula="of:=MAX([.B24:.C24];[.E24])-MIN([.B24:.C24];[.E24])" office:value-type="float" office:value="0.0174748899999884" calcext:value-type="float">
            <text:p>0.017474889999988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AVERAGE([.I15:.I24])" office:value-type="float" office:value="0.0178229571999992" calcext:value-type="float">
            <text:p>0.01782295719999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konsisten</text:p>
          </table:table-cell>
          <table:table-cell office:value-type="string" calcext:value-type="string">
            <text:p>B konsisten</text:p>
          </table:table-cell>
          <table:table-cell office:value-type="string" calcext:value-type="string">
            <text:p>C konsisten</text:p>
          </table:table-cell>
          <table:table-cell office:value-type="string" calcext:value-type="string">
            <text:p>D konsisten</text:p>
          </table:table-cell>
          <table:table-cell office:value-type="string" calcext:value-type="string">
            <text:p>E konsisten</text:p>
          </table:table-cell>
          <table:table-cell office:value-type="string" calcext:value-type="string">
            <text:p>KONSISTEN</text:p>
          </table:table-cell>
          <table:table-cell/>
          <table:table-cell office:value-type="string" calcext:value-type="string">
            <text:p>6n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2362310886" calcext:value-type="float">
            <text:p>19.2362310886</text:p>
          </table:table-cell>
          <table:table-cell office:value-type="float" office:value="19.2245240211" calcext:value-type="float">
            <text:p>19.2245240211</text:p>
          </table:table-cell>
          <table:table-cell office:value-type="float" office:value="19.2084569931" calcext:value-type="float">
            <text:p>19.2084569931</text:p>
          </table:table-cell>
          <table:table-cell office:value-type="float" office:value="19.196336031" calcext:value-type="float">
            <text:p>19.196336031</text:p>
          </table:table-cell>
          <table:table-cell office:value-type="float" office:value="19.1880187988" calcext:value-type="float">
            <text:p>19.1880187988</text:p>
          </table:table-cell>
          <table:table-cell office:value-type="float" office:value="18.3982210159" calcext:value-type="float">
            <text:p>18.3982210159</text:p>
          </table:table-cell>
          <table:table-cell table:formula="of:=[.B28]-[.G28]" office:value-type="float" office:value="0.838010072700001" calcext:value-type="float">
            <text:p>0.838010072700001</text:p>
          </table:table-cell>
          <table:table-cell table:formula="of:=[.C28]-[.G28]" office:value-type="float" office:value="0.8263030052" calcext:value-type="float">
            <text:p>0.8263030052</text:p>
          </table:table-cell>
          <table:table-cell table:formula="of:=[.D28]-[.G28]" office:value-type="float" office:value="0.810235977200001" calcext:value-type="float">
            <text:p>0.810235977200001</text:p>
          </table:table-cell>
          <table:table-cell table:formula="of:=[.E28]-[.G28]" office:value-type="float" office:value="0.798115015100002" calcext:value-type="float">
            <text:p>0.798115015100002</text:p>
          </table:table-cell>
          <table:table-cell table:formula="of:=[.F28]-[.G28]" office:value-type="float" office:value="0.789797782900003" calcext:value-type="float">
            <text:p>0.789797782900003</text:p>
          </table:table-cell>
          <table:table-cell table:formula="of:=MAX([.B28:.F28])-MIN([.B28:.F28])" office:value-type="float" office:value="0.0482122897999986" calcext:value-type="float">
            <text:p>0.0482122897999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2595391273" calcext:value-type="float">
            <text:p>21.2595391273</text:p>
          </table:table-cell>
          <table:table-cell office:value-type="float" office:value="21.2477121353" calcext:value-type="float">
            <text:p>21.2477121353</text:p>
          </table:table-cell>
          <table:table-cell office:value-type="float" office:value="21.2316288948" calcext:value-type="float">
            <text:p>21.2316288948</text:p>
          </table:table-cell>
          <table:table-cell office:value-type="float" office:value="21.2197999954" calcext:value-type="float">
            <text:p>21.2197999954</text:p>
          </table:table-cell>
          <table:table-cell office:value-type="float" office:value="21.211591959" calcext:value-type="float">
            <text:p>21.211591959</text:p>
          </table:table-cell>
          <table:table-cell office:value-type="float" office:value="20.7461948395" calcext:value-type="float">
            <text:p>20.7461948395</text:p>
          </table:table-cell>
          <table:table-cell table:formula="of:=[.B29]-[.G29]" office:value-type="float" office:value="0.513344287799999" calcext:value-type="float">
            <text:p>0.513344287799999</text:p>
          </table:table-cell>
          <table:table-cell table:formula="of:=[.C29]-[.G29]" office:value-type="float" office:value="0.501517295799999" calcext:value-type="float">
            <text:p>0.501517295799999</text:p>
          </table:table-cell>
          <table:table-cell table:formula="of:=[.D29]-[.G29]" office:value-type="float" office:value="0.485434055300001" calcext:value-type="float">
            <text:p>0.485434055300001</text:p>
          </table:table-cell>
          <table:table-cell table:formula="of:=[.E29]-[.G29]" office:value-type="float" office:value="0.4736051559" calcext:value-type="float">
            <text:p>0.4736051559</text:p>
          </table:table-cell>
          <table:table-cell table:formula="of:=[.F29]-[.G29]" office:value-type="float" office:value="0.4653971195" calcext:value-type="float">
            <text:p>0.4653971195</text:p>
          </table:table-cell>
          <table:table-cell table:formula="of:=MAX([.B29:.F29])-MIN([.B29:.F29])" office:value-type="float" office:value="0.0479471682999986" calcext:value-type="float">
            <text:p>0.04794716829999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282487154" calcext:value-type="float">
            <text:p>23.282487154</text:p>
          </table:table-cell>
          <table:table-cell office:value-type="float" office:value="23.2707350254" calcext:value-type="float">
            <text:p>23.2707350254</text:p>
          </table:table-cell>
          <table:table-cell office:value-type="float" office:value="23.2546339035" calcext:value-type="float">
            <text:p>23.2546339035</text:p>
          </table:table-cell>
          <table:table-cell office:value-type="float" office:value="23.2426738739" calcext:value-type="float">
            <text:p>23.2426738739</text:p>
          </table:table-cell>
          <table:table-cell office:value-type="float" office:value="23.2344608307" calcext:value-type="float">
            <text:p>23.2344608307</text:p>
          </table:table-cell>
          <table:table-cell office:value-type="float" office:value="22.3677449226" calcext:value-type="float">
            <text:p>22.3677449226</text:p>
          </table:table-cell>
          <table:table-cell table:formula="of:=[.B30]-[.G30]" office:value-type="float" office:value="0.914742231400002" calcext:value-type="float">
            <text:p>0.914742231400002</text:p>
          </table:table-cell>
          <table:table-cell table:formula="of:=[.C30]-[.G30]" office:value-type="float" office:value="0.902990102800001" calcext:value-type="float">
            <text:p>0.902990102800001</text:p>
          </table:table-cell>
          <table:table-cell table:formula="of:=[.D30]-[.G30]" office:value-type="float" office:value="0.8868889809" calcext:value-type="float">
            <text:p>0.8868889809</text:p>
          </table:table-cell>
          <table:table-cell table:formula="of:=[.E30]-[.G30]" office:value-type="float" office:value="0.874928951299999" calcext:value-type="float">
            <text:p>0.874928951299999</text:p>
          </table:table-cell>
          <table:table-cell table:formula="of:=[.F30]-[.G30]" office:value-type="float" office:value="0.866715908100002" calcext:value-type="float">
            <text:p>0.866715908100002</text:p>
          </table:table-cell>
          <table:table-cell table:formula="of:=MAX([.B30:.F30])-MIN([.B30:.F30])" office:value-type="float" office:value="0.0480263233000002" calcext:value-type="float">
            <text:p>0.04802632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2936110497" calcext:value-type="float">
            <text:p>24.2936110497</text:p>
          </table:table-cell>
          <table:table-cell office:value-type="float" office:value="24.2847831249" calcext:value-type="float">
            <text:p>24.2847831249</text:p>
          </table:table-cell>
          <table:table-cell office:value-type="float" office:value="24.2664380074" calcext:value-type="float">
            <text:p>24.2664380074</text:p>
          </table:table-cell>
          <table:table-cell office:value-type="float" office:value="24.2537410259" calcext:value-type="float">
            <text:p>24.2537410259</text:p>
          </table:table-cell>
          <table:table-cell office:value-type="float" office:value="24.2455439568" calcext:value-type="float">
            <text:p>24.2455439568</text:p>
          </table:table-cell>
          <table:table-cell office:value-type="float" office:value="23.6235718727" calcext:value-type="float">
            <text:p>23.6235718727</text:p>
          </table:table-cell>
          <table:table-cell table:formula="of:=[.B31]-[.G31]" office:value-type="float" office:value="0.670039177" calcext:value-type="float">
            <text:p>0.670039177</text:p>
          </table:table-cell>
          <table:table-cell table:formula="of:=[.C31]-[.G31]" office:value-type="float" office:value="0.661211252199998" calcext:value-type="float">
            <text:p>0.661211252199998</text:p>
          </table:table-cell>
          <table:table-cell table:formula="of:=[.D31]-[.G31]" office:value-type="float" office:value="0.6428661347" calcext:value-type="float">
            <text:p>0.6428661347</text:p>
          </table:table-cell>
          <table:table-cell table:formula="of:=[.E31]-[.G31]" office:value-type="float" office:value="0.630169153199997" calcext:value-type="float">
            <text:p>0.630169153199997</text:p>
          </table:table-cell>
          <table:table-cell table:formula="of:=[.F31]-[.G31]" office:value-type="float" office:value="0.621972084099998" calcext:value-type="float">
            <text:p>0.621972084099998</text:p>
          </table:table-cell>
          <table:table-cell table:formula="of:=MAX([.B31:.F31])-MIN([.B31:.F31])" office:value-type="float" office:value="0.048067092900002" calcext:value-type="float">
            <text:p>0.0480670929000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3217852116" calcext:value-type="float">
            <text:p>26.3217852116</text:p>
          </table:table-cell>
          <table:table-cell office:value-type="float" office:value="26.3100152016" calcext:value-type="float">
            <text:p>26.3100152016</text:p>
          </table:table-cell>
          <table:table-cell office:value-type="float" office:value="26.2939198017" calcext:value-type="float">
            <text:p>26.2939198017</text:p>
          </table:table-cell>
          <table:table-cell office:value-type="float" office:value="26.2818899155" calcext:value-type="float">
            <text:p>26.2818899155</text:p>
          </table:table-cell>
          <table:table-cell office:value-type="float" office:value="26.2737038136" calcext:value-type="float">
            <text:p>26.2737038136</text:p>
          </table:table-cell>
          <table:table-cell office:value-type="float" office:value="25.3294668198" calcext:value-type="float">
            <text:p>25.3294668198</text:p>
          </table:table-cell>
          <table:table-cell table:formula="of:=[.B32]-[.G32]" office:value-type="float" office:value="0.992318391800001" calcext:value-type="float">
            <text:p>0.992318391800001</text:p>
          </table:table-cell>
          <table:table-cell table:formula="of:=[.C32]-[.G32]" office:value-type="float" office:value="0.980548381799999" calcext:value-type="float">
            <text:p>0.980548381799999</text:p>
          </table:table-cell>
          <table:table-cell table:formula="of:=[.D32]-[.G32]" office:value-type="float" office:value="0.964452981899999" calcext:value-type="float">
            <text:p>0.964452981899999</text:p>
          </table:table-cell>
          <table:table-cell table:formula="of:=[.E32]-[.G32]" office:value-type="float" office:value="0.952423095699999" calcext:value-type="float">
            <text:p>0.952423095699999</text:p>
          </table:table-cell>
          <table:table-cell table:formula="of:=[.F32]-[.G32]" office:value-type="float" office:value="0.944236993800001" calcext:value-type="float">
            <text:p>0.944236993800001</text:p>
          </table:table-cell>
          <table:table-cell table:formula="of:=MAX([.B32:.F32])-MIN([.B32:.F32])" office:value-type="float" office:value="0.0480813980000008" calcext:value-type="float">
            <text:p>0.0480813980000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3344612122" calcext:value-type="float">
            <text:p>27.3344612122</text:p>
          </table:table-cell>
          <table:table-cell office:value-type="float" office:value="27.3233041763" calcext:value-type="float">
            <text:p>27.3233041763</text:p>
          </table:table-cell>
          <table:table-cell office:value-type="float" office:value="27.3070249557" calcext:value-type="float">
            <text:p>27.3070249557</text:p>
          </table:table-cell>
          <table:table-cell office:value-type="float" office:value="27.2942690849" calcext:value-type="float">
            <text:p>27.2942690849</text:p>
          </table:table-cell>
          <table:table-cell office:value-type="float" office:value="27.2857878208" calcext:value-type="float">
            <text:p>27.2857878208</text:p>
          </table:table-cell>
          <table:table-cell office:value-type="float" office:value="26.76009202" calcext:value-type="float">
            <text:p>26.76009202</text:p>
          </table:table-cell>
          <table:table-cell table:formula="of:=[.B33]-[.G33]" office:value-type="float" office:value="0.574369192200003" calcext:value-type="float">
            <text:p>0.574369192200003</text:p>
          </table:table-cell>
          <table:table-cell table:formula="of:=[.C33]-[.G33]" office:value-type="float" office:value="0.563212156300001" calcext:value-type="float">
            <text:p>0.563212156300001</text:p>
          </table:table-cell>
          <table:table-cell table:formula="of:=[.D33]-[.G33]" office:value-type="float" office:value="0.546932935700003" calcext:value-type="float">
            <text:p>0.546932935700003</text:p>
          </table:table-cell>
          <table:table-cell table:formula="of:=[.E33]-[.G33]" office:value-type="float" office:value="0.534177064900003" calcext:value-type="float">
            <text:p>0.534177064900003</text:p>
          </table:table-cell>
          <table:table-cell table:formula="of:=[.F33]-[.G33]" office:value-type="float" office:value="0.525695800800001" calcext:value-type="float">
            <text:p>0.525695800800001</text:p>
          </table:table-cell>
          <table:table-cell table:formula="of:=MAX([.B33:.F33])-MIN([.B33:.F33])" office:value-type="float" office:value="0.0486733914000013" calcext:value-type="float">
            <text:p>0.0486733914000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3586621284" calcext:value-type="float">
            <text:p>29.3586621284</text:p>
          </table:table-cell>
          <table:table-cell office:value-type="float" office:value="29.3469572067" calcext:value-type="float">
            <text:p>29.3469572067</text:p>
          </table:table-cell>
          <table:table-cell office:value-type="float" office:value="29.3307318687" calcext:value-type="float">
            <text:p>29.3307318687</text:p>
          </table:table-cell>
          <table:table-cell office:value-type="float" office:value="29.3188478947" calcext:value-type="float">
            <text:p>29.3188478947</text:p>
          </table:table-cell>
          <table:table-cell office:value-type="float" office:value="29.3106958866" calcext:value-type="float">
            <text:p>29.3106958866</text:p>
          </table:table-cell>
          <table:table-cell office:value-type="float" office:value="28.3639979362" calcext:value-type="float">
            <text:p>28.3639979362</text:p>
          </table:table-cell>
          <table:table-cell table:formula="of:=[.B34]-[.G34]" office:value-type="float" office:value="0.994664192199998" calcext:value-type="float">
            <text:p>0.994664192199998</text:p>
          </table:table-cell>
          <table:table-cell table:formula="of:=[.C34]-[.G34]" office:value-type="float" office:value="0.9829592705" calcext:value-type="float">
            <text:p>0.9829592705</text:p>
          </table:table-cell>
          <table:table-cell table:formula="of:=[.D34]-[.G34]" office:value-type="float" office:value="0.966733932499999" calcext:value-type="float">
            <text:p>0.966733932499999</text:p>
          </table:table-cell>
          <table:table-cell table:formula="of:=[.E34]-[.G34]" office:value-type="float" office:value="0.954849958499999" calcext:value-type="float">
            <text:p>0.954849958499999</text:p>
          </table:table-cell>
          <table:table-cell table:formula="of:=[.F34]-[.G34]" office:value-type="float" office:value="0.946697950400001" calcext:value-type="float">
            <text:p>0.946697950400001</text:p>
          </table:table-cell>
          <table:table-cell table:formula="of:=MAX([.B34:.F34])-MIN([.B34:.F34])" office:value-type="float" office:value="0.0479662417999975" calcext:value-type="float">
            <text:p>0.0479662417999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3727509975" calcext:value-type="float">
            <text:p>30.3727509975</text:p>
          </table:table-cell>
          <table:table-cell office:value-type="float" office:value="30.3598341942" calcext:value-type="float">
            <text:p>30.3598341942</text:p>
          </table:table-cell>
          <table:table-cell office:value-type="float" office:value="30.3443520069" calcext:value-type="float">
            <text:p>30.3443520069</text:p>
          </table:table-cell>
          <table:table-cell office:value-type="float" office:value="30.3324780464" calcext:value-type="float">
            <text:p>30.3324780464</text:p>
          </table:table-cell>
          <table:table-cell office:value-type="float" office:value="30.3235549927" calcext:value-type="float">
            <text:p>30.3235549927</text:p>
          </table:table-cell>
          <table:table-cell office:value-type="float" office:value="29.7891759872" calcext:value-type="float">
            <text:p>29.7891759872</text:p>
          </table:table-cell>
          <table:table-cell table:formula="of:=[.B35]-[.G35]" office:value-type="float" office:value="0.583575010299999" calcext:value-type="float">
            <text:p>0.583575010299999</text:p>
          </table:table-cell>
          <table:table-cell table:formula="of:=[.C35]-[.G35]" office:value-type="float" office:value="0.570658207000001" calcext:value-type="float">
            <text:p>0.570658207000001</text:p>
          </table:table-cell>
          <table:table-cell table:formula="of:=[.D35]-[.G35]" office:value-type="float" office:value="0.555176019699999" calcext:value-type="float">
            <text:p>0.555176019699999</text:p>
          </table:table-cell>
          <table:table-cell table:formula="of:=[.E35]-[.G35]" office:value-type="float" office:value="0.543302059199998" calcext:value-type="float">
            <text:p>0.543302059199998</text:p>
          </table:table-cell>
          <table:table-cell table:formula="of:=[.F35]-[.G35]" office:value-type="float" office:value="0.5343790055" calcext:value-type="float">
            <text:p>0.5343790055</text:p>
          </table:table-cell>
          <table:table-cell table:formula="of:=MAX([.B35:.F35])-MIN([.B35:.F35])" office:value-type="float" office:value="0.0491960047999989" calcext:value-type="float">
            <text:p>0.04919600479999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3944060802" calcext:value-type="float">
            <text:p>32.3944060802</text:p>
          </table:table-cell>
          <table:table-cell office:value-type="float" office:value="32.3826701641" calcext:value-type="float">
            <text:p>32.3826701641</text:p>
          </table:table-cell>
          <table:table-cell office:value-type="float" office:value="32.3665668964" calcext:value-type="float">
            <text:p>32.3665668964</text:p>
          </table:table-cell>
          <table:table-cell office:value-type="float" office:value="32.3545100689" calcext:value-type="float">
            <text:p>32.3545100689</text:p>
          </table:table-cell>
          <table:table-cell office:value-type="float" office:value="32.346282959" calcext:value-type="float">
            <text:p>32.346282959</text:p>
          </table:table-cell>
          <table:table-cell office:value-type="float" office:value="31.3961429596" calcext:value-type="float">
            <text:p>31.3961429596</text:p>
          </table:table-cell>
          <table:table-cell table:formula="of:=[.B36]-[.G36]" office:value-type="float" office:value="0.998263120600001" calcext:value-type="float">
            <text:p>0.998263120600001</text:p>
          </table:table-cell>
          <table:table-cell table:formula="of:=[.C36]-[.G36]" office:value-type="float" office:value="0.9865272045" calcext:value-type="float">
            <text:p>0.9865272045</text:p>
          </table:table-cell>
          <table:table-cell table:formula="of:=[.D36]-[.G36]" office:value-type="float" office:value="0.970423936800003" calcext:value-type="float">
            <text:p>0.970423936800003</text:p>
          </table:table-cell>
          <table:table-cell table:formula="of:=[.E36]-[.G36]" office:value-type="float" office:value="0.958367109299999" calcext:value-type="float">
            <text:p>0.958367109299999</text:p>
          </table:table-cell>
          <table:table-cell table:formula="of:=[.F36]-[.G36]" office:value-type="float" office:value="0.950139999400001" calcext:value-type="float">
            <text:p>0.950139999400001</text:p>
          </table:table-cell>
          <table:table-cell table:formula="of:=MAX([.B36:.F36])-MIN([.B36:.F36])" office:value-type="float" office:value="0.0481231211999997" calcext:value-type="float">
            <text:p>0.04812312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4076550007" calcext:value-type="float">
            <text:p>33.4076550007</text:p>
          </table:table-cell>
          <table:table-cell office:value-type="float" office:value="33.395843029" calcext:value-type="float">
            <text:p>33.395843029</text:p>
          </table:table-cell>
          <table:table-cell office:value-type="float" office:value="33.38022089" calcext:value-type="float">
            <text:p>33.38022089</text:p>
          </table:table-cell>
          <table:table-cell office:value-type="float" office:value="33.3666350842" calcext:value-type="float">
            <text:p>33.3666350842</text:p>
          </table:table-cell>
          <table:table-cell office:value-type="float" office:value="33.3583199978" calcext:value-type="float">
            <text:p>33.3583199978</text:p>
          </table:table-cell>
          <table:table-cell office:value-type="float" office:value="32.8741838932" calcext:value-type="float">
            <text:p>32.8741838932</text:p>
          </table:table-cell>
          <table:table-cell table:formula="of:=[.B37]-[.G37]" office:value-type="float" office:value="0.533471107499999" calcext:value-type="float">
            <text:p>0.533471107499999</text:p>
          </table:table-cell>
          <table:table-cell table:formula="of:=[.C37]-[.G37]" office:value-type="float" office:value="0.5216591358" calcext:value-type="float">
            <text:p>0.5216591358</text:p>
          </table:table-cell>
          <table:table-cell table:formula="of:=[.D37]-[.G37]" office:value-type="float" office:value="0.506036996799999" calcext:value-type="float">
            <text:p>0.506036996799999</text:p>
          </table:table-cell>
          <table:table-cell table:formula="of:=[.E37]-[.G37]" office:value-type="float" office:value="0.492451191000001" calcext:value-type="float">
            <text:p>0.492451191000001</text:p>
          </table:table-cell>
          <table:table-cell table:formula="of:=[.F37]-[.G37]" office:value-type="float" office:value="0.484136104600005" calcext:value-type="float">
            <text:p>0.484136104600005</text:p>
          </table:table-cell>
          <table:table-cell table:formula="of:=MAX([.B37:.F37])-MIN([.B37:.F37])" office:value-type="float" office:value="0.0493350028999942" calcext:value-type="float">
            <text:p>0.0493350028999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4303431511" calcext:value-type="float">
            <text:p>35.4303431511</text:p>
          </table:table-cell>
          <table:table-cell office:value-type="float" office:value="35.41792202" calcext:value-type="float">
            <text:p>35.41792202</text:p>
          </table:table-cell>
          <table:table-cell office:value-type="float" office:value="35.4021809101" calcext:value-type="float">
            <text:p>35.4021809101</text:p>
          </table:table-cell>
          <table:table-cell office:value-type="float" office:value="35.3904139996" calcext:value-type="float">
            <text:p>35.3904139996</text:p>
          </table:table-cell>
          <table:table-cell office:value-type="float" office:value="35.3821167946" calcext:value-type="float">
            <text:p>35.3821167946</text:p>
          </table:table-cell>
          <table:table-cell office:value-type="float" office:value="34.4298708439" calcext:value-type="float">
            <text:p>34.4298708439</text:p>
          </table:table-cell>
          <table:table-cell table:formula="of:=[.B38]-[.G38]" office:value-type="float" office:value="1.0004723072" calcext:value-type="float">
            <text:p>1.0004723072</text:p>
          </table:table-cell>
          <table:table-cell table:formula="of:=[.C38]-[.G38]" office:value-type="float" office:value="0.988051176100001" calcext:value-type="float">
            <text:p>0.988051176100001</text:p>
          </table:table-cell>
          <table:table-cell table:formula="of:=[.D38]-[.G38]" office:value-type="float" office:value="0.972310066200002" calcext:value-type="float">
            <text:p>0.972310066200002</text:p>
          </table:table-cell>
          <table:table-cell table:formula="of:=[.E38]-[.G38]" office:value-type="float" office:value="0.960543155700002" calcext:value-type="float">
            <text:p>0.960543155700002</text:p>
          </table:table-cell>
          <table:table-cell table:formula="of:=[.F38]-[.G38]" office:value-type="float" office:value="0.952245950700004" calcext:value-type="float">
            <text:p>0.952245950700004</text:p>
          </table:table-cell>
          <table:table-cell table:formula="of:=MAX([.B38:.F38])-MIN([.B38:.F38])" office:value-type="float" office:value="0.0482263564999954" calcext:value-type="float">
            <text:p>0.0482263564999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.4401512146" calcext:value-type="float">
            <text:p>36.4401512146</text:p>
          </table:table-cell>
          <table:table-cell office:value-type="float" office:value="36.4285850525" calcext:value-type="float">
            <text:p>36.4285850525</text:p>
          </table:table-cell>
          <table:table-cell office:value-type="float" office:value="36.4126420021" calcext:value-type="float">
            <text:p>36.4126420021</text:p>
          </table:table-cell>
          <table:table-cell office:value-type="float" office:value="36.4005990028" calcext:value-type="float">
            <text:p>36.4005990028</text:p>
          </table:table-cell>
          <table:table-cell office:value-type="float" office:value="36.3928639889" calcext:value-type="float">
            <text:p>36.3928639889</text:p>
          </table:table-cell>
          <table:table-cell office:value-type="float" office:value="35.7223310471" calcext:value-type="float">
            <text:p>35.7223310471</text:p>
          </table:table-cell>
          <table:table-cell table:formula="of:=[.B39]-[.G39]" office:value-type="float" office:value="0.717820167500001" calcext:value-type="float">
            <text:p>0.717820167500001</text:p>
          </table:table-cell>
          <table:table-cell table:formula="of:=[.C39]-[.G39]" office:value-type="float" office:value="0.706254005399998" calcext:value-type="float">
            <text:p>0.706254005399998</text:p>
          </table:table-cell>
          <table:table-cell table:formula="of:=[.D39]-[.G39]" office:value-type="float" office:value="0.690310955000001" calcext:value-type="float">
            <text:p>0.690310955000001</text:p>
          </table:table-cell>
          <table:table-cell table:formula="of:=[.E39]-[.G39]" office:value-type="float" office:value="0.678267955700001" calcext:value-type="float">
            <text:p>0.678267955700001</text:p>
          </table:table-cell>
          <table:table-cell table:formula="of:=[.F39]-[.G39]" office:value-type="float" office:value="0.670532941799998" calcext:value-type="float">
            <text:p>0.670532941799998</text:p>
          </table:table-cell>
          <table:table-cell table:formula="of:=MAX([.B39:.F39])-MIN([.B39:.F39])" office:value-type="float" office:value="0.0472872257000034" calcext:value-type="float">
            <text:p>0.04728722570000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AVERAGE([.M28:.M39])" office:value-type="float" office:value="0.0482618013833325" calcext:value-type="float">
            <text:p>0.04826180138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0:38:07.461762279</meta:creation-date>
    <dc:date>2018-12-19T11:33:02.809860174</dc:date>
    <meta:editing-duration>PT42S</meta:editing-duration>
    <meta:editing-cycles>1</meta:editing-cycles>
    <meta:document-statistic meta:table-count="1" meta:cell-count="349" meta:object-count="0"/>
    <meta:generator>LibreOffice/6.0.6.2$Linux_X86_64 LibreOffice_project/00m0$Build-2</meta:generator>
  </office:meta>
</office:document-meta>
</file>